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tracked-changes>
        <text:changed-region xml:id="ct320770448" text:id="ct320770448">
          <text:deletion>
            <office:change-info>
              <dc:creator>Alice</dc:creator>
              <dc:date>2025-05-12T11:15:00</dc:date>
            </office:change-info>
            <text:p text:style-name="Standard">AAA</text:p>
          </text:deletion>
        </text:changed-region>
        <text:changed-region xml:id="ct320770736" text:id="ct320770736">
          <text:format-change>
            <office:change-info>
              <dc:creator>Miklos Vajna</dc:creator>
              <dc:date>2025-05-12T11:17:00</dc:date>
            </office:change-info>
          </text:format-change>
          <text:deletion>
            <office:change-info>
              <dc:creator>Alice</dc:creator>
              <dc:date>2025-05-12T11:15:00</dc:date>
            </office:change-info>
            <text:p text:style-name="Standard"><text:span text:style-name="T1">BBB</text:span></text:p>
          </text:deletion>
        </text:changed-region>
        <text:changed-region xml:id="ct320770160" text:id="ct320770160">
          <text:deletion>
            <office:change-info>
              <dc:creator>Alice</dc:creator>
              <dc:date>2025-05-12T11:15:00</dc:date>
            </office:change-info>
            <text:p text:style-name="Standard">CCC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320770448"/><text:change text:change-id="ct320770736"/><text:change text:change-id="ct3207701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3</meta:editing-cycles>
    <meta:creation-date>2025-05-12T09:16:00</meta:creation-date>
    <dc:date>2025-05-12T09:17:00</dc:date>
    <meta:editing-duration>PT2M</meta:editing-duration>
    <meta:generator>Collabora_OfficeDev/25.04.2.1$Linux_X86_64 LibreOffice_project/e1c427747af103780000bcab0947d50df89ee18c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Normal" xlink:href=""/>
  </office:meta>
</office:document-meta>
</file>